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.6000003814697pt" style:font-weight-asian="bold" style:font-size-complex="14.399999618530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.6000003814697pt" style:font-weight-asian="normal" style:font-size-complex="14.3999996185303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en" fo:country="US" fo:font-weight="normal" style:font-size-asian="12.6000003814697pt" style:font-weight-asian="normal" style:font-size-complex="14.3999996185303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en" fo:country="US" fo:font-weight="normal" officeooo:paragraph-rsid="0016f70f" style:font-size-asian="12.6000003814697pt" style:font-weight-asian="normal" style:font-size-complex="14.3999996185303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en" fo:country="US" fo:font-weight="normal" officeooo:paragraph-rsid="0018e66f" style:font-size-asian="12.6000003814697pt" style:font-weight-asian="normal" style:font-size-complex="14.3999996185303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ru" fo:country="RU" fo:font-weight="normal" officeooo:paragraph-rsid="0016f70f" style:font-size-asian="12.6000003814697pt" style:font-weight-asian="normal" style:font-size-complex="14.3999996185303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ru" fo:country="RU" fo:font-weight="normal" officeooo:rsid="0018e66f" officeooo:paragraph-rsid="0018e66f" style:font-size-asian="12.6000003814697pt" style:font-weight-asian="normal" style:font-size-complex="14.3999996185303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font-weight="normal" style:font-size-asian="12.6000003814697pt" style:font-weight-asian="normal" style:font-size-complex="14.3999996185303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en" fo:country="US" fo:font-weight="normal" officeooo:rsid="0018e66f" officeooo:paragraph-rsid="0018e8b3" style:font-size-asian="12.6000003814697pt" style:font-weight-asian="normal" style:font-size-complex="14.3999996185303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108cm" style:auto-text-indent="false"/>
      <style:text-properties style:font-name="Times New Roman" fo:font-size="12pt" fo:language="en" fo:country="US" fo:font-weight="normal" officeooo:rsid="0018e66f" officeooo:paragraph-rsid="001a82f4" style:font-size-asian="12.6000003814697pt" style:font-weight-asian="normal" style:font-size-complex="14.399999618530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f70f"/>
    </style:style>
    <style:style style:name="T4" style:family="text">
      <style:text-properties fo:language="ru" fo:country="RU" officeooo:rsid="0017164f"/>
    </style:style>
    <style:style style:name="T5" style:family="text">
      <style:text-properties fo:language="ru" fo:country="RU" officeooo:rsid="0018e66f"/>
    </style:style>
    <style:style style:name="T6" style:family="text">
      <style:text-properties fo:language="ru" fo:country="RU" officeooo:rsid="0018e8b3"/>
    </style:style>
    <style:style style:name="T7" style:family="text">
      <style:text-properties fo:language="ru" fo:country="RU" officeooo:rsid="001a82f4"/>
    </style:style>
    <style:style style:name="T8" style:family="text">
      <style:text-properties officeooo:rsid="0016f70f"/>
    </style:style>
    <style:style style:name="T9" style:family="text">
      <style:text-properties officeooo:rsid="0017164f"/>
    </style:style>
    <style:style style:name="T10" style:family="text">
      <style:text-properties officeooo:rsid="0018e66f"/>
    </style:style>
    <style:style style:name="T11" style:family="text">
      <style:text-properties officeooo:rsid="0018e8b3"/>
    </style:style>
    <style:style style:name="T12" style:family="text">
      <style:text-properties officeooo:rsid="001a8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4">История в</text:span>ерси<text:span text:style-name="T9">й</text:span> плеера Neo Player Light</text:p>
      <text:p text:style-name="P2"/>
      <text:p text:style-name="P4"><text:span text:style-name="T5">17</text:span><text:span text:style-name="T8">.06.2013 </text:span><text:span text:style-name="T3">Версия 0.51 </text:span><text:span text:style-name="T5">Обновление</text:span></text:p>
      <text:p text:style-name="P5"><text:span text:style-name="T5">- добавлено проигрывание </text:span><text:span text:style-name="T10">MOD </text:span><text:span text:style-name="T5">файлов.</text:span></text:p>
      <text:p text:style-name="P5"><text:span text:style-name="T5">- исправлены ошибки </text:span><text:span text:style-name="T10">FAT </text:span><text:span text:style-name="T5">драйвера.</text:span></text:p>
      <text:p text:style-name="P8">- добавлен вывод номера установленного чипа, выводится на цветной полосе справа.</text:p>
      <text:p text:style-name="P10"><text:span text:style-name="T11">- </text:span><text:span text:style-name="T6">цвет полосы зависит от номера чипа (0-3) и устанавливается от белого (для 0) до зеленого (для 3).</text:span></text:p>
      <text:p text:style-name="P11"><text:span text:style-name="T12">- </text:span><text:span text:style-name="T7">сделан таймаут на ожидание обмена, теперь сброс Спектрума не подвешивает плеер.</text:span></text:p>
      <text:p text:style-name="P7"/>
      <text:p text:style-name="P7">08.03.2009 Версия 0.44. Добавлена инфа о проигрываемом файле.</text:p>
      <text:p text:style-name="P6">- сделан вывод инфы о проигрываемом файле: частота дискретизации, битрейт, режим <text:span text:style-name="T1">stereo/joint stereo/dual channel/mono.</text:span></text:p>
      <text:p text:style-name="P6"><text:span text:style-name="T1">- </text:span>регулировка тембров для <text:span text:style-name="T1">VS1011 </text:span>пока оставлена ради эксперимента, вдруг у кого заработает.</text:p>
      <text:p text:style-name="P6">- немного переделана обработка нажатых клавиш. Теперь по быстрее на нажатия реагирует. </text:p>
      <text:p text:style-name="P3"/>
      <text:p text:style-name="P3">14.02.2009 <text:span text:style-name="T2">Версия 0.43. Экспериментальная версия.</text:span></text:p>
      <text:p text:style-name="P3"><text:span text:style-name="T2">- собрал пробную версию с регулировкой тембров для </text:span>VS1011. <text:span text:style-name="T2">Не понятно отсутствие регулировки по высоким, басы регулируются нормально. </text:span></text:p>
      <text:p text:style-name="P3"/>
      <text:p text:style-name="P3">15.01.2009 <text:span text:style-name="T2">Версия 0.42. Исправление мелких недостатков и добавлен автодетект.</text:span></text:p>
      <text:p text:style-name="P3">-<text:span text:style-name="T2">сделан автодетект какой </text:span>MP<text:span text:style-name="T2">3 чип установлен на </text:span>NeoGS.</text:p>
      <text:p text:style-name="P6">-сделал индикацию чипа в виде цветной полосы на которой печатается версия плеера: белый цвет для <text:span text:style-name="T1">VS1001, </text:span>желтый цвет для <text:span text:style-name="T1">VS1011.</text:span></text:p>
      <text:p text:style-name="P3"><text:span text:style-name="T2">-снизил рабочую частоту обратно до 12 МГц из-за подглюкивания счетчика времени на </text:span>MP3 <text:span text:style-name="T2">чипе </text:span>VS1011.</text:p>
      <text:p text:style-name="P3"/>
      <text:p text:style-name="P3">17.11.2008 <text:span text:style-name="T2">Версия 0.41. Исправление мелкого недостатка процедуре </text:span>SOFT RESET<text:span text:style-name="T2">.</text:span></text:p>
      <text:p text:style-name="P3"><text:span text:style-name="T2">-в процедуру </text:span>SOFT RESET <text:span text:style-name="T2">добавлено передача 2048 байт нуля перед сбросом и передача одного нуля после сброса.</text:span></text:p>
      <text:p text:style-name="P6"/>
      <text:p text:style-name="P6">15.11.2008 Версия 0.4. Добавлено управление.</text:p>
      <text:p text:style-name="P6">-сделан переход по директориям содержащими файлы <text:span text:style-name="T1">MP3.</text:span></text:p>
      <text:p text:style-name="P6">-добавлены соответствующие надписи в экранное меню.</text:p>
      <text:p text:style-name="P6">-добавлено в меню строка названия плеера и версии.</text:p>
      <text:p text:style-name="P6">-изменен запуск программы для правильного определения с каким <text:span text:style-name="T1">GS </text:span>запущен плеер. Теперь сброс <text:span text:style-name="T1">GS/NeoGS </text:span>производится <text:s/>принудительно только при удержании клавиши «<text:span text:style-name="T1">SS</text:span>»<text:span text:style-name="T1"> </text:span>при запуске плеера. Сделано для принудительного обновления кода плеера на <text:span text:style-name="T1">GS.</text:span></text:p>
      <text:p text:style-name="P6"><text:span text:style-name="T1">-</text:span>помимо упаковки программы код для <text:span text:style-name="T1">GS </text:span>тоже упакован, так как размер внутреннего плеера уже не вписывается в диапазон адресов <text:span text:style-name="T1">#5100-#5FFF. </text:span>Новое место дислокации изменено на <text:span text:style-name="T1">#4600.</text:span></text:p>
      <text:p text:style-name="P6"/>
      <text:p text:style-name="P6">13.11.2008 Версия 0.35. Отлов ошибок.</text:p>
      <text:p text:style-name="P6">-неправильно обсчитывался последний кластер, из-за чего при нахождении последнего сектора файла в последнем секторе кластера происходило зависание.</text:p>
      <text:p text:style-name="P6">-сделана блокировка для случая, когда размер файла кратен количеству кластеров.</text:p>
      <text:p text:style-name="P6"/>
      <text:p text:style-name="P6">12.11.2008 Версия 0.34. Переделано играние <text:span text:style-name="T1">MP</text:span>3 файла.</text:p>
      <text:p text:style-name="P6">-играние переделано с точностью до сектора, а не как в предыдущих версиях с <text:soft-page-break/>точностью до кластера, из-за чего прихватывало хвосты старых перезаписанных <text:span text:style-name="T1">MP3 </text:span>файлов и выдавало левые звуки в конце файла.</text:p>
      <text:p text:style-name="P3"/>
      <text:p text:style-name="P3">11.11.2008 <text:span text:style-name="T2">Версия 0.33. Переделка автодетекта.</text:span></text:p>
      <text:p text:style-name="P6">-изменен автодетект.</text:p>
      <text:p text:style-name="P3"><text:span text:style-name="T2">-автодетект оторван от </text:span>HARD RESET <text:span text:style-name="T2">и сделан отдельной функцией в драйвере </text:span>SD <text:span text:style-name="T2">карты.</text:span></text:p>
      <text:p text:style-name="P3"><text:span text:style-name="T2">-сделано управление частотой </text:span>NeoGS <text:span text:style-name="T2">по номеру 0-3 в порядке возрастания, добавлено в драйвер </text:span>SD <text:span text:style-name="T2">карты.</text:span></text:p>
      <text:p text:style-name="P6"/>
      <text:p text:style-name="P6">09.11.2008. Версия 0.32. В связи с предоставлением доступа к старому <text:span text:style-name="T1">GS</text:span> у КОЕ сделал новую версию.</text:p>
      <text:p text:style-name="P6">-сделан автодетект определения <text:span text:style-name="T1">GS/NeoGS. </text:span>Сборка с автодетектом предварительная. При проверке под <text:span text:style-name="T1">Unreal </text:span>0.37.0 пока вешается, на реале работает нормально. Будет дорабатываться.</text:p>
      <text:p text:style-name="P3"/>
      <text:p text:style-name="P3">08.11.2008 <text:span text:style-name="T2">Версия 0.31. В связи с выходом новой прошивки для </text:span>NeoGS <text:span text:style-name="T2">от 03.11.2008 сделал новую экспериментальную версию.</text:span></text:p>
      <text:p text:style-name="P6">-внутренний плеер переведен на работу на частоте 24 МГц по умолчанию. Все предыдущие версии работали на 12 МГц.</text:p>
      <text:p text:style-name="P3"><text:span text:style-name="T2">-сделана возможность переключать какой сброс делать перед воспроизведением каждого файла </text:span>SOFT <text:span text:style-name="T2">или </text:span>HARD <text:span text:style-name="T2">(для </text:span>MP<text:span text:style-name="T2">3 чипа)</text:span>. <text:span text:style-name="T2"><text:s/></text:span></text:p>
      <text:p text:style-name="P3"/>
      <text:p text:style-name="P3">04.11.2008 <text:span text:style-name="T2">Версия 0.3. При опробовании новых версий </text:span>Unrel Speccy <text:span text:style-name="T2">обнаружены некоторые ошибки.</text:span></text:p>
      <text:p text:style-name="P3"><text:span text:style-name="T2">-исправлена ошибка при отсутствии на </text:span>SD <text:span text:style-name="T2">карте </text:span>MP3 <text:span text:style-name="T2">файлов.</text:span></text:p>
      <text:p text:style-name="P3"><text:span text:style-name="T2">-дописано определение наличия/отсутствия </text:span>MBR <text:span text:style-name="T2">и определение разрядности </text:span>FAT <text:span text:style-name="T2">при отсутствии таковой</text:span>.</text:p>
      <text:p text:style-name="P6">-переделана последовательность действий при смене <text:span text:style-name="T1">SD </text:span>карты.</text:p>
      <text:p text:style-name="P6">-добавлен индикатор жизни плеера при длительном поиске файлов на карточке.</text:p>
      <text:p text:style-name="P6">-определился с упаковщиком. Теперь пакую <text:span text:style-name="T1">Hrust'</text:span>ом, проблем пока не наблюдается.</text:p>
      <text:p text:style-name="P6">-сделано определение наличия/отсутствия <text:span text:style-name="T1">MP3 </text:span>декодера на <text:span text:style-name="T1">GS/NeoGS</text:span>. Не проверено, так как не на чем. На <text:span text:style-name="T1">NeoGS </text:span>на реале <text:s/>работает, проблем не наблюдается.</text:p>
      <text:p text:style-name="P9"/>
      <text:p text:style-name="P9">24.10-26.10.2008 Версия 0.2. В связи с обнаруженными зависаниями сделано несколько тестовых программ <text:s/>на базе плеера версии 0.11. </text:p>
      <text:p text:style-name="P9">-исправлены ошибки ФАТ драйвера.</text:p>
      <text:p text:style-name="P9">-исправлен поиск директорий и файлов.</text:p>
      <text:p text:style-name="P9">-из-за непонятных глюков упаковщика PCD программа временно поставляется не упакованной. Проводятся поиски альтернативы не нарушающей работу программы.</text:p>
      <text:p text:style-name="P9">-во внутренний плеер добавлен переводчик HEX2DEC и перегон в текстовый вид для одно и двух байтовых чисел с передачей на Спек готовых данных для печати на экране.</text:p>
      <text:p text:style-name="P9"/>
      <text:p text:style-name="P9">23.10.2008 Версия 0.11. В связи с обнаруженным CHRV <text:span text:style-name="T1">зависани</text:span><text:span text:style-name="T2">й</text:span> на Пентагоне 1.4 попытался исправить ошибки.</text:p>
      <text:p text:style-name="P9">-исправлена ошибка в FAT драйвере.</text:p>
      <text:p text:style-name="P9">-внесены исправления в поисковик директорий и файлов.</text:p>
      <text:p text:style-name="P9">-исправлено несоответствие описания и реальной реализации (клавиша SS).</text:p>
      <text:p text:style-name="P9">-добавлена возможность запуска в турбо/не турбо режиме для Пентагона v2.2 (клавиша CS).</text:p>
      <text:p text:style-name="P9">-немного переделан запуск и определение наличия NeoGS. При отсутствии платы запуск происходит с задержкой.</text:p>
      <text:p text:style-name="P9"><text:soft-page-break/></text:p>
      <text:p text:style-name="P9">22.10.2008 Плеер переименован, присвоена версия 0.1. </text:p>
      <text:p text:style-name="P9">-в процессе обновления и дописания умудрился накодить нечто, что повесило NeoGS до состояния, когда перестал мигать светодиод на плате. Спецэффект повторить не удалось.((</text:p>
      <text:p text:style-name="P9">-в процессе отладки удалось завесить звуковую плату до состояния, когда запись в порт сброса отсутствовала какая-либо реакция. Возврат в рабочее состояние удалось осуществить только кнопкой.))</text:p>
      <text:p text:style-name="P9">-обновлена версия ФАТ драйвера.</text:p>
      <text:p text:style-name="P9">-добавлен поиск всех директорий. </text:p>
      <text:p text:style-name="P9">-добавлен поиск всех MP3 файлов.</text:p>
      <text:p text:style-name="P9">-изменена последовательность смены SD карты.</text:p>
      <text:p text:style-name="P9"/>
      <text:p text:style-name="P9">??.07-28.08.2008 Первая версия, рабочее название Play_NGS.</text:p>
      <text:p text:style-name="P9">-первое явление на всеобщее обозрение CC'08. </text:p>
      <text:p text:style-name="P9">-освоена SD карта и MP3-декодер, встроенные в NeoGS. </text:p>
      <text:p text:style-name="P9">-написан драйвер по аналогии с драйвером Z-контроллера, в драйвер добавлены подпрограммы управления MP3-декодером. </text:p>
      <text:p text:style-name="P9">-плеер разбит на две части: внутренний для загрузки на NeoGS и внешний блок управления. Внешней программе сделан текстовый вид с упрощенным описанием управления и отображение текущего состояния, управление по нажатию клавиш. </text:p>
      <text:p text:style-name="P9">-расписаны и упорядоченны внутренний формат команд и команды внешнего управления. Устаканен внешний вид.</text:p>
      <text:p text:style-name="P9">-воспроизведение MP3 файлов только из корневой директории.</text:p>
      <text:p text:style-name="P9">-при отсутствии MBR веселые глюки и прочие спецэффекты.</text:p>
      <text:p text:style-name="P9">-сделана возможность выхода из плеера/запуск плеера без прерывания воспроизведения.</text:p>
      <text:p text:style-name="P9">-в последний момент перед отъездом на CC добавлен шрифт для правильного отображения <text:s/>русских имен файлов.</text:p>
      <text:p text:style-name="P9">-длинные имена файлов поддержаны изначаль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creation-date>2008-10-21T22:12:19</meta:creation-date>
    <dc:date>2013-06-18T13:39:33.53</dc:date>
    <meta:editing-cycles>25</meta:editing-cycles>
    <meta:editing-duration>PT5H7M24S</meta:editing-duration>
    <meta:document-statistic meta:table-count="0" meta:image-count="0" meta:object-count="0" meta:page-count="3" meta:paragraph-count="75" meta:word-count="891" meta:character-count="6567" meta:non-whitespace-character-count="5736"/>
    <meta:user-defined meta:name="Поле 1"/>
    <meta:user-defined meta:name="Поле 2"/>
    <meta:user-defined meta:name="Поле 3"/>
    <meta:user-defined meta:name="Поле 4"/>
  </office:meta>
</office:document-meta>
</file>